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c1afe0"/>
    </style:style>
    <style:style style:name="T78" style:family="text">
      <style:text-properties officeooo:rsid="01c4ce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a xlink:type="simple" xlink:href="https://CODERPROG.COM/ANGULAR2-TYPESCRIPT-WEB-DEV/" text:style-name="Internet_20_link" text:visited-style-name="Visited_20_Internet_20_Link"><text:span text:style-name="T78">5</text:span></text:a><text:span text:style-name="T78">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19:33:38.194687146</dc:date>
    <meta:editing-duration>PT13H16M31S</meta:editing-duration>
    <meta:editing-cycles>291</meta:editing-cycles>
    <meta:document-statistic meta:table-count="0" meta:image-count="0" meta:object-count="0" meta:page-count="3" meta:paragraph-count="96" meta:word-count="98" meta:character-count="5217" meta:non-whitespace-character-count="5207"/>
  </office:meta>
</office:document-meta>
</file>